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20000012EA26521CD8F85E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Helvetica Neue" svg:font-family="'Helvetica Neue', Helvetica, 'Segoe UI', Arial, sans-serif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  <style:font-face style:name="Yu Gothic UI" svg:font-family="'Yu Gothic UI'" style:font-family-generic="swiss" style:font-pitch="variable"/>
  </office:font-face-decls>
  <office:automatic-styles>
    <style:style style:name="P1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 style:shadow="non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6pt" fo:font-weight="bold" style:font-size-asian="16pt" style:font-weight-asian="bold" style:font-size-complex="13pt"/>
    </style:style>
    <style:style style:name="P3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margin-left="0.501cm" fo:margin-right="0.097cm" fo:margin-top="0cm" fo:margin-bottom="0.134cm" style:contextual-spacing="false" fo:text-align="start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5.526cm"/>
        </style:tab-stops>
      </style:paragraph-properties>
      <style:text-properties fo:font-size="14pt" fo:language="kk" fo:country="KZ" style:font-size-asian="14pt" style:font-size-complex="14pt"/>
    </style:style>
    <style:style style:name="P7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</style:style>
    <style:style style:name="P8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</style:style>
    <style:style style:name="P9" style:family="paragraph" style:parent-style-name="Standard">
      <style:paragraph-properties fo:margin-left="0.501cm" fo:margin-right="0.097cm" fo:margin-top="0cm" fo:margin-bottom="0.134cm" style:contextual-spacing="false" fo:text-align="start" style:justify-single-word="false" fo:text-indent="0cm" style:auto-text-indent="false"/>
      <style:text-properties fo:color="#002060" loext:opacity="100%" fo:font-size="14pt" fo:language="kk" fo:country="KZ" fo:font-weight="bold" style:font-size-asian="14pt" style:font-weight-asian="bold" style:font-size-complex="14pt"/>
    </style:style>
    <style:style style:name="P10" style:family="paragraph" style:parent-style-name="Heading_20_1">
      <style:paragraph-properties fo:margin-left="0.769cm" fo:margin-right="0.011cm" fo:margin-top="0cm" fo:margin-bottom="0.423cm" style:contextual-spacing="false" fo:text-align="start" style:justify-single-word="false" fo:text-indent="0.7cm" style:auto-text-indent="false"/>
    </style:style>
    <style:style style:name="P11" style:family="paragraph" style:parent-style-name="Standard">
      <style:paragraph-properties fo:margin-left="0.501cm" fo:margin-right="0.097cm" fo:margin-top="0cm" fo:margin-bottom="0.134cm" style:contextual-spacing="false" fo:text-align="start" style:justify-single-word="false" fo:text-indent="0cm" style:auto-text-indent="false"/>
      <style:text-properties fo:color="#002060" loext:opacity="100%" fo:font-size="14pt" fo:language="kk" fo:country="KZ" fo:font-weight="bold" style:font-size-asian="14pt" style:font-weight-asian="bold" style:font-size-complex="14pt"/>
    </style:style>
    <style:style style:name="P12" style:family="paragraph" style:parent-style-name="Standard" style:list-style-name="WW8Num2">
      <loext:graphic-properties draw:fill="none" draw:fill-color="#ffffff"/>
      <style:paragraph-properties fo:margin-top="0cm" fo:margin-bottom="0.21cm" style:contextual-spacing="false" fo:line-height="105%" fo:text-align="start" style:justify-single-word="false" fo:orphans="2" fo:widows="2" fo:hyphenation-ladder-count="no-limit" fo:background-color="transparent" style:writing-mode="lr-tb"/>
      <style:text-properties fo:font-variant="normal" fo:text-transform="none" fo:color="#333333" loext:opacity="100%" style:font-name="Helvetica Neue" fo:font-size="12pt" fo:letter-spacing="normal" fo:font-style="normal" fo:font-weight="normal" officeooo:rsid="00191da7" officeooo:paragraph-rsid="001ef35a" fo:hyphenate="false" fo:hyphenation-remain-char-count="2" fo:hyphenation-push-char-count="2" loext:hyphenation-no-caps="false"/>
    </style:style>
    <style:style style:name="P13" style:family="paragraph" style:parent-style-name="Standard" style:list-style-name="WW8Num2">
      <loext:graphic-properties draw:fill="none" draw:fill-color="#ffffff"/>
      <style:paragraph-properties fo:margin-top="0cm" fo:margin-bottom="0.21cm" style:contextual-spacing="false" fo:line-height="105%" fo:text-align="start" style:justify-single-word="false" fo:orphans="2" fo:widows="2" fo:hyphenation-ladder-count="no-limit" fo:background-color="transparent" style:writing-mode="lr-tb"/>
      <style:text-properties fo:font-variant="normal" fo:text-transform="none" fo:color="#333333" loext:opacity="100%" style:font-name="Helvetica Neue" fo:font-size="12pt" fo:letter-spacing="normal" fo:font-style="normal" fo:font-weight="normal" officeooo:rsid="001ef35a" officeooo:paragraph-rsid="001ef35a" fo:hyphenate="false" fo:hyphenation-remain-char-count="2" fo:hyphenation-push-char-count="2" loext:hyphenation-no-caps="false"/>
    </style:style>
    <style:style style:name="P14" style:family="paragraph" style:parent-style-name="Standard" style:list-style-name="WW8Num2">
      <loext:graphic-properties draw:fill="none" draw:fill-color="#ffffff"/>
      <style:paragraph-properties fo:margin-top="0cm" fo:margin-bottom="0.21cm" style:contextual-spacing="false" fo:line-height="105%" fo:text-align="start" style:justify-single-word="false" fo:orphans="2" fo:widows="2" fo:hyphenation-ladder-count="no-limit" fo:background-color="transparent" style:writing-mode="lr-tb"/>
      <style:text-properties fo:font-variant="normal" fo:text-transform="none" fo:color="#333333" loext:opacity="100%" style:font-name="Helvetica Neue" fo:font-size="12pt" fo:letter-spacing="normal" fo:font-style="normal" fo:font-weight="normal" officeooo:rsid="00202748" officeooo:paragraph-rsid="00202748" fo:hyphenate="false" fo:hyphenation-remain-char-count="2" fo:hyphenation-push-char-count="2" loext:hyphenation-no-caps="false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name-asian="Calibri" style:font-size-asian="14pt" style:font-weight-asian="bold" style:font-size-complex="14pt"/>
    </style:style>
    <style:style style:name="T6" style:family="text">
      <style:text-properties fo:font-size="14pt" fo:language="en" fo:country="US" fo:font-weight="bold" style:font-size-asian="14pt" style:font-weight-asian="bold" style:font-size-complex="14pt"/>
    </style:style>
    <style:style style:name="T7" style:family="text">
      <style:text-properties fo:color="#000000" loext:opacity="100%" fo:font-size="14pt" fo:language="en" fo:country="US" fo:font-weight="bold" style:font-name-asian="Calibri" style:font-size-asian="14pt" style:font-weight-asian="bold" style:font-size-complex="14pt"/>
    </style:style>
    <style:style style:name="T8" style:family="text">
      <style:text-properties fo:color="#000000" loext:opacity="100%" style:font-name="Times New Roman" fo:font-size="16pt" fo:font-weight="bold" style:font-size-asian="16pt" style:font-weight-asian="bold" style:font-name-complex="Times New Roman" style:font-size-complex="16pt"/>
    </style:style>
    <style:style style:name="T9" style:family="text">
      <style:text-properties fo:color="#000000" loext:opacity="100%" style:font-name="Times New Roman" fo:font-size="16pt" fo:font-weight="bold" officeooo:rsid="00142a4a" style:font-size-asian="16pt" style:font-weight-asian="bold" style:font-name-complex="Times New Roman" style:font-size-complex="16pt"/>
    </style:style>
    <style:style style:name="T10" style:family="text">
      <style:text-properties style:font-name="DejaVu Serif" fo:font-size="13pt" style:font-size-asian="13pt" style:font-name-complex="DejaVu Serif" style:font-size-complex="13pt"/>
    </style:style>
    <style:style style:name="T11" style:family="text">
      <style:text-properties style:font-name="DejaVu Serif" fo:font-size="13pt" officeooo:rsid="001ef35a" style:font-size-asian="13pt" style:font-name-complex="DejaVu Serif" style:font-size-complex="13pt"/>
    </style:style>
    <style:style style:name="T12" style:family="text">
      <style:text-properties style:font-name="DejaVu Serif" fo:font-size="13pt" officeooo:rsid="00202748" style:font-size-asian="13pt" style:font-name-complex="DejaVu Serif" style:font-size-complex="13pt"/>
    </style:style>
    <style:style style:name="T13" style:family="text">
      <style:text-properties style:font-name="DejaVu Serif" fo:font-size="13pt" fo:font-style="italic" fo:font-weight="bold" officeooo:rsid="00202748" style:font-size-asian="13pt" style:font-style-asian="italic" style:font-weight-asian="bold" style:font-name-complex="DejaVu Serif" style:font-size-complex="13pt" style:font-style-complex="italic" style:font-weight-complex="bold"/>
    </style:style>
    <style:style style:name="T14" style:family="text">
      <style:text-properties style:font-name="DejaVu Serif" fo:font-size="13pt" fo:font-weight="bold" style:font-size-asian="13pt" style:font-weight-asian="bold" style:font-name-complex="DejaVu Serif" style:font-size-complex="13pt" style:font-weight-complex="bold"/>
    </style:style>
    <style:style style:name="T15" style:family="text">
      <style:text-properties style:font-name="DejaVu Serif" fo:font-size="13pt" fo:font-weight="bold" officeooo:rsid="00202748" style:font-size-asian="13pt" style:font-weight-asian="bold" style:font-name-complex="DejaVu Serif" style:font-size-complex="13pt" style:font-weight-complex="bold"/>
    </style:style>
    <style:style style:name="T16" style:family="text">
      <style:text-properties officeooo:rsid="00191da7"/>
    </style:style>
    <style:style style:name="T17" style:family="text">
      <style:text-properties officeooo:rsid="001a5219"/>
    </style:style>
    <style:style style:name="T18" style:family="text">
      <style:text-properties officeooo:rsid="001b1211"/>
    </style:style>
    <style:style style:name="T19" style:family="text">
      <style:text-properties style:font-name="DejaVu Sans Mono" fo:font-size="13pt" officeooo:rsid="001ef35a" style:font-size-asian="13pt" style:font-name-complex="DejaVu Serif" style:font-size-complex="13pt"/>
    </style:style>
    <style:style style:name="T20" style:family="text">
      <style:text-properties style:font-name="DejaVu Sans Mono" fo:font-size="13pt" officeooo:rsid="00202748" style:font-size-asian="13pt" style:font-name-complex="DejaVu Serif" style:font-size-complex="13pt"/>
    </style:style>
    <style:style style:name="T21" style:family="text">
      <style:text-properties style:font-name="Liberation Mono" fo:font-size="13pt" officeooo:rsid="001ef35a" style:font-size-asian="13pt" style:font-name-complex="DejaVu Serif" style:font-size-complex="13pt"/>
    </style:style>
    <style:style style:name="T22" style:family="text">
      <style:text-properties style:font-name="Liberation Mono" fo:font-size="13pt" officeooo:rsid="00202748" style:font-size-asian="13pt" style:font-name-complex="DejaVu Serif" style:font-size-complex="13pt"/>
    </style:style>
    <style:style style:name="T23" style:family="text">
      <style:text-properties style:font-name="Liberation Mono" fo:font-size="13pt" fo:font-weight="bold" officeooo:rsid="001ef35a" style:font-size-asian="13pt" style:font-weight-asian="bold" style:font-name-complex="DejaVu Serif" style:font-size-complex="13pt" style:font-weight-complex="bold"/>
    </style:style>
    <style:style style:name="T24" style:family="text">
      <style:text-properties style:font-name="Liberation Mono" fo:font-size="13pt" fo:font-weight="bold" officeooo:rsid="00202748" style:font-size-asian="13pt" style:font-weight-asian="bold" style:font-name-complex="DejaVu Serif" style:font-size-complex="13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7"><text:span text:style-name="T4">Курс: </text:span><text:span text:style-name="T7">JS</text:span><text:span text:style-name="T4"> Разработка интерфейса на </text:span><text:span text:style-name="T6">JavaScript</text:span></text:p>
      <text:p text:style-name="P8"><text:span text:style-name="T4">Дисциплина: </text:span><text:span text:style-name="T3">JavaScript - создание </text:span><text:span text:style-name="T4">интерактивных</text:span><text:span text:style-name="T3"> web приложений</text:span><text:span text:style-name="T5"> </text:span></text:p>
      <text:p text:style-name="P6"/>
      <text:h text:style-name="P10" text:outline-level="1"><text:bookmark-start text:name="_Hlk62046479"/><text:span text:style-name="T8">Домашнее задание :</text:span><text:bookmark-end text:name="_Hlk62046479"/><text:span text:style-name="T8"> </text:span><text:span text:style-name="T9">Многомерные м</text:span><text:span text:style-name="T8">ассивы</text:span></text:h>
      <text:p text:style-name="P5"/>
      <text:p text:style-name="P9"><text:span text:style-name="T16">Создавайте функции</text:span>, нужные вам для решения задачи,<text:span text:style-name="T16"> так, чтобы вы могли </text:span><text:span text:style-name="T18">их</text:span><text:span text:style-name="T16"> без изменений использовать и в других решениях.</text:span> <text:span text:style-name="T16">И</text:span>спользу<text:span text:style-name="T16">йте</text:span> подход TDD (Test Driven Development)<text:span text:style-name="T17">, где это возможно.</text:span> <text:span text:style-name="T16">Каждая ф</text:span>ункция должна выполнять только одно дело, имя функции должно ясно указывать, что именно она делает<text:span text:style-name="T16"> и что возвращает</text:span>. Имена аргументов функций тоже должны быть "говорящими".</text:p>
      <text:p text:style-name="P9"/>
      <text:list xml:id="list3312971878" text:style-name="WW8Num2">
        <text:list-item>
          <text:p text:style-name="P12"><text:span text:style-name="T11">Имеется массив слов. Например, ['</text:span><text:span text:style-name="T12">брод</text:span><text:span text:style-name="T11">','пальто','гриб','музыка','лес', </text:span><text:span text:style-name="T12">'кожа', </text:span><text:span text:style-name="T11">... ].<text:line-break/>Также имеется матрица букв, произвольного размера. Например:<text:line-break/></text:span><text:span text:style-name="T21">[ 'д', '</text:span><text:span text:style-name="T23">г</text:span><text:span text:style-name="T21">', '</text:span><text:span text:style-name="T23">р</text:span><text:span text:style-name="T21">', '</text:span><text:span text:style-name="T23">и</text:span><text:span text:style-name="T21">', '</text:span><text:span text:style-name="T23">б</text:span><text:span text:style-name="T21">', 'о', 'ы', '</text:span><text:span text:style-name="T23">б</text:span><text:span text:style-name="T21">' ]<text:line-break/>[ '</text:span><text:span text:style-name="T23">л</text:span><text:span text:style-name="T21">', '</text:span><text:span text:style-name="T23">а</text:span><text:span text:style-name="T21">', '</text:span><text:span text:style-name="T23">г</text:span><text:span text:style-name="T21">', '</text:span><text:span text:style-name="T23">м</text:span><text:span text:style-name="T21">', '</text:span><text:span text:style-name="T23">а</text:span><text:span text:style-name="T21">', '</text:span><text:span text:style-name="T23">н</text:span><text:span text:style-name="T21">', '</text:span><text:span text:style-name="T24">э</text:span><text:span text:style-name="T21">', '</text:span><text:span text:style-name="T23">р</text:span><text:span text:style-name="T21">' ]<text:line-break/>[ '</text:span><text:span text:style-name="T23">е</text:span><text:span text:style-name="T21">', 'г', '</text:span><text:span text:style-name="T23">п</text:span><text:span text:style-name="T21">', '</text:span><text:span text:style-name="T23">а</text:span><text:span text:style-name="T21">', '</text:span><text:span text:style-name="T23">л</text:span><text:span text:style-name="T21">', '</text:span><text:span text:style-name="T23">ь</text:span><text:span text:style-name="T21">', '</text:span><text:span text:style-name="T23">т</text:span><text:span text:style-name="T21">', '</text:span><text:span text:style-name="T23">о</text:span><text:span text:style-name="T21">' ]<text:line-break/>[ '</text:span><text:span text:style-name="T23">с</text:span><text:span text:style-name="T21">', '</text:span><text:span text:style-name="T23">м</text:span><text:span text:style-name="T21">', '</text:span><text:span text:style-name="T23">у</text:span><text:span text:style-name="T21">', '</text:span><text:span text:style-name="T23">з</text:span><text:span text:style-name="T21">', '</text:span><text:span text:style-name="T23">ы</text:span><text:span text:style-name="T21">', '</text:span><text:span text:style-name="T23">к</text:span><text:span text:style-name="T21">', '</text:span><text:span text:style-name="T23">а</text:span><text:span text:style-name="T21">', '</text:span><text:span text:style-name="T23">д</text:span><text:span text:style-name="T21">' ]<text:line-break/>[ 'л', '</text:span><text:span text:style-name="T24">т</text:span><text:span text:style-name="T21">', '</text:span><text:span text:style-name="T23">р</text:span><text:span text:style-name="T21">', '</text:span><text:span text:style-name="T23">и</text:span><text:span text:style-name="T21">', '</text:span><text:span text:style-name="T23">к</text:span><text:span text:style-name="T21">', '</text:span><text:span text:style-name="T23">о</text:span><text:span text:style-name="T21">', '</text:span><text:span text:style-name="T24">ж</text:span><text:span text:style-name="T21">', '</text:span><text:span text:style-name="T23">а</text:span><text:span text:style-name="T21">' ]</text:span></text:p>
          <text:p text:style-name="P13"><text:span text:style-name="T10">В этой матрице могут быть слова, записанные сверху вниз или слева направо. Найти в матрице все такие слова, которые есть в словаре, и вывести в таком виде:<text:line-break/></text:span><text:span text:style-name="T12">"</text:span><text:span text:style-name="T13"> 'музыка' - строка 4, столбец 2: слева направо</text:span><text:span text:style-name="T12">"<text:line-break/>и т.д.</text:span></text:p>
        </text:list-item>
        <text:list-item>
          <text:p text:style-name="P14"><text:span text:style-name="T14">***</text:span><text:span text:style-name="T10"> Усложнить задачу: слова также могут записываться в матрице снизу вверх и справа налево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Helvetica Neue" svg:font-family="'Helvetica Neue', Helvetica, 'Segoe UI', Arial, sans-serif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  <style:font-face style:name="Yu Gothic UI" svg:font-family="'Yu Gothic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Unifont1" style:font-size-asian="10.5pt" style:language-asian="zh" style:country-asian="CN" style:font-name-complex="Unifont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font-name-asian="Unifont1" style:font-size-asian="10.5pt" style:language-asian="zh" style:country-asian="CN" style:font-name-complex="Unifont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5%" fo:text-align="justify" style:justify-single-word="false" fo:orphans="2" fo:widows="2" fo:hyphenation-ladder-count="no-limit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Unifont" style:font-family-asian="Unifont" style:font-pitch-asian="variable" style:font-size-asian="14pt" style:font-name-complex="Unifont" style:font-family-complex="Unifont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next-style-name="Standard" style:default-outline-level="1" style:class="text">
      <style:paragraph-properties fo:margin-left="0cm" fo:margin-right="0.005cm" fo:margin-top="0cm" fo:margin-bottom="0.76cm" style:contextual-spacing="false" fo:line-height="106%" fo:text-align="center" style:justify-single-word="false" fo:keep-together="always" fo:orphans="2" fo:widows="2" fo:hyphenation-ladder-count="no-limit" fo:text-indent="0cm" style:auto-text-indent="false" fo:keep-with-next="always" style:writing-mode="lr-tb"/>
      <style:text-properties fo:color="#1a3c6c" loext:opacity="100%" style:font-name="Calibri" fo:font-family="Calibri" style:font-family-generic="swiss" style:font-pitch="variable" fo:font-size="13pt" fo:language="ru" fo:country="RU" style:font-name-asian="Calibri" style:font-family-asian="Calibri" style:font-family-generic-asian="swiss" style:font-pitch-asian="variable" style:font-size-asian="13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Unifont" style:font-family-asian="Unifont" style:font-pitch-asian="variable" style:font-size-asian="14pt" style:font-name-complex="Unifont" style:font-family-complex="Unifont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fo:language="zxx" fo:country="non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orphans="2" fo:widows="2" fo:hyphenation-ladder-count="no-limit" style:writing-mode="lr-tb"/>
      <style:text-properties fo:color="#000000" loext:opacity="100%" style:font-name="Yu Gothic UI" fo:font-family="'Yu Gothic UI'" style:font-family-generic="swiss" style:font-pitch="variable" fo:font-size="12pt" fo:language="ru" fo:country="RU" style:font-name-asian="Yu Gothic UI" style:font-family-asian="'Yu Gothic UI'" style:font-family-generic-asian="swiss" style:font-pitch-asian="variable" style:font-size-asian="12pt" style:language-asian="zh" style:country-asian="CN" style:font-name-complex="Yu Gothic UI" style:font-family-complex="'Yu Gothic UI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>
      <style:text-properties fo:color="#1a3c6c" loext:opacity="100%" style:font-name="Calibri" fo:font-family="Calibri" style:font-family-generic="swiss" style:font-pitch="variable" fo:font-size="13pt" style:font-name-asian="Calibri" style:font-family-asian="Calibri" style:font-family-generic-asian="swiss" style:font-pitch-asian="variable" style:font-size-asian="13pt" style:font-name-complex="Calibri" style:font-family-complex="Calibri" style:font-family-generic-complex="swiss" style:font-pitch-complex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9" style:display-name="ListLabel 2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0" style:display-name="ListLabel 3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1" style:display-name="ListLabel 3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2" style:display-name="ListLabel 3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3" style:display-name="ListLabel 3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4" style:display-name="ListLabel 3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5" style:display-name="ListLabel 3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6" style:display-name="ListLabel 3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8" style:display-name="ListLabel 38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9" style:display-name="ListLabel 3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0" style:display-name="ListLabel 4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1" style:display-name="ListLabel 4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2" style:display-name="ListLabel 4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3" style:display-name="ListLabel 4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4" style:display-name="ListLabel 4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5" style:display-name="ListLabel 4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 style:shadow="non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6pt" fo:font-weight="bold" style:font-size-asian="16pt" style:font-weight-asian="bold" style:font-size-complex="13pt"/>
    </style:style>
    <style:style style:name="MP3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fo:font-size="11pt" style:font-size-asian="11pt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1.93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46cm" fo:margin-left="0cm" fo:margin-right="0cm" fo:margin-top="0.36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draw:frame draw:style-name="Mfr1" draw:name="Изображение1" text:anchor-type="char" svg:x="16.007cm" svg:y="-0.557cm" svg:width="1.346cm" svg:height="1.695cm" draw:z-index="0"><draw:image xlink:href="Pictures/10000001000000F20000012EA26521CD8F85E06F.png" xlink:type="simple" xlink:show="embed" xlink:actuate="onLoad" draw:mime-type="image/png"/><draw:contour-polygon svg:width="1.983cm" svg:height="2.498cm" svg:viewBox="0 0 1983 2498" draw:points="182,0 23,885 23,2498 2006,2498 2006,481 578,0" draw:recreate-on-edit="false"/></draw:frame><text:span text:style-name="MT1">КОМПЬЮТЕРНАЯ АКАДЕМИЯ «ШАГ»</text:span><text:span text:style-name="MT2"> </text:span></text:p>
        <text:p text:style-name="MP2">Домашнее задание</text:p>
      </style:header-first>
      <style:footer>
        <text:p text:style-name="MP3"><text:page-number text:select-page="current">2</text:page-number></text:p>
      </style:footer>
      <style:footer-first>
        <text:p text:style-name="MP3"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creation-date>2022-01-19T04:52:00</meta:creation-date>
    <dc:date>2023-03-03T20:29:39.709918046</dc:date>
    <meta:editing-cycles>8</meta:editing-cycles>
    <meta:editing-duration>PT39M33S</meta:editing-duration>
    <meta:generator>LibreOffice/7.3.6.2$Linux_X86_64 LibreOffice_project/30$Build-2</meta:generator>
    <meta:document-statistic meta:table-count="0" meta:image-count="1" meta:object-count="0" meta:page-count="1" meta:paragraph-count="11" meta:word-count="198" meta:character-count="1228" meta:non-whitespace-character-count="1041"/>
    <meta:user-defined meta:name="AppVersion">16.0000</meta:user-defined>
  </office:meta>
</office:document-meta>
</file>